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fo:font-weight="normal" officeooo:rsid="00a85df2" officeooo:paragraph-rsid="00a85df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color="#ff0000" loext:opacity="100%"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a54a2b" style:font-size-asian="15pt" style:font-size-complex="15pt"/>
    </style:style>
    <style:style style:name="T3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0000" loext:opacity="100%" fo:font-size="15pt" fo:font-weight="bold" officeooo:rsid="001e87ec" style:font-size-asian="15pt" style:font-weight-asian="bold" style:font-size-complex="15pt" style:font-weight-complex="bold"/>
    </style:style>
    <style:style style:name="T5" style:family="text">
      <style:text-properties fo:color="#ff0000" loext:opacity="100%" fo:font-size="15pt" fo:font-weight="bold" officeooo:rsid="00a54a2b" style:font-size-asian="15pt" style:font-weight-asian="bold" style:font-size-complex="15pt" style:font-weight-complex="bold"/>
    </style:style>
    <style:style style:name="T6" style:family="text">
      <style:text-properties fo:color="#ff0000" loext:opacity="100%" fo:font-size="15pt" style:font-size-asian="15pt" style:font-size-complex="15pt"/>
    </style:style>
    <style:style style:name="T7" style:family="text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2">01 Dicembre</text:span><text:span text:style-name="T1"> 2023</text:span></text:p>
      <text:p text:style-name="P3" loext:marker-style-name="T1"/>
      <text:p text:style-name="P5" loext:marker-style-name="T3"><text:span text:style-name="T5">7</text:span><text:span text:style-name="T4"> </text:span><text:span text:style-name="T3">Lezione Embedded</text:span></text:p>
      <text:p text:style-name="P6" loext:marker-style-name="T6"/>
      <text:p text:style-name="P4" loext:marker-style-name="T1"><text:span text:style-name="T7">Una porta COM del simulatore → non posso usarla in un altro punto</text:span></text:p>
      <text:p text:style-name="P4" loext:marker-style-name="T1"><text:span text:style-name="T7">64UL → unsigned long → long senza segno 64 bi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Intestazione_20_Carattere" style:display-name="Intestazione Carattere" style:family="text" style:parent-style-name="Default_20_Paragraph_20_Font_20__28_WW_29_"/>
    <style:style style:name="Piè_20_di_20_pagina_20_Carattere" style:display-name="Piè di pagina Carattere" style:family="text" style:parent-style-name="Default_20_Paragraph_20_Font_20__28_WW_29_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a Marano</meta:initial-creator>
    <meta:editing-cycles>267</meta:editing-cycles>
    <meta:creation-date>2023-10-12T07:03:00</meta:creation-date>
    <dc:date>2023-12-01T11:07:08.961000000</dc:date>
    <meta:editing-duration>PT22H17M42S</meta:editing-duration>
    <meta:generator>LibreOffice/7.6.2.1$Windows_X86_64 LibreOffice_project/56f7684011345957bbf33a7ee678afaf4d2ba333</meta:generator>
    <meta:document-statistic meta:table-count="0" meta:image-count="0" meta:object-count="0" meta:page-count="1" meta:paragraph-count="5" meta:word-count="30" meta:character-count="146" meta:non-whitespace-character-count="121"/>
    <meta:user-defined meta:name="AppVersion">16.0000</meta:user-defined>
    <meta:template xlink:type="simple" xlink:actuate="onRequest" xlink:title="Normal.dotm" xlink:href=""/>
  </office:meta>
</office:document-meta>
</file>